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02020"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Max Suppor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umber of Planes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Oversamp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ecision Bytes (4/8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v Size <text:s/></text:p>
          </table:table-cell>
          <table:table-cell table:formula="of:=[.B2]*[.B4]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Conv Size (Pow 2)</text:p>
          </table:table-cell>
          <table:table-cell table:style-name="ce3" table:formula="of:=POWER(2; CEILING(LOG([.B6]) / LOG(2))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Bytes per Conv Plane</text:p>
          </table:table-cell>
          <table:table-cell table:formula="of:=([.B7]*[.B7])*[.B5]*2" office:value-type="float" office:value="8388608" calcext:value-type="float">
            <text:p>8388608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B per Conv Plane</text:p>
          </table:table-cell>
          <table:table-cell table:style-name="ce2" table:formula="of:=CEILING([.B8]/1024/1024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RAM Needed (MB)</text:p>
          </table:table-cell>
          <table:table-cell table:style-name="ce2" table:formula="of:=CEILING(([.B8]*[.B3])/1024/1024)" office:value-type="float" office:value="10848" calcext:value-type="float">
            <text:p>10848</text:p>
          </table:table-cell>
        </table:table-row>
        <table:table-row table:style-name="ro1">
          <table:table-cell table:style-name="ce2" office:value-type="string" calcext:value-type="string">
            <text:p>RAM Needed (GB)</text:p>
          </table:table-cell>
          <table:table-cell table:style-name="ce4" table:formula="of:=[.B12]/1024" office:value-type="float" office:value="10.59375" calcext:value-type="float">
            <text:p>10.5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0:18:14.212264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15:06.314560025</meta:creation-date>
    <dc:date>2019-07-25T13:35:37.134300364</dc:date>
    <meta:editing-duration>PT4H11M</meta:editing-duration>
    <meta:editing-cycles>6</meta:editing-cycles>
    <meta:generator>LibreOffice/6.0.7.3$Linux_X86_64 LibreOffice_project/00m0$Build-3</meta:generator>
    <meta:document-statistic meta:table-count="1" meta:cell-count="20" meta:object-count="0"/>
  </office:meta>
</office:document-meta>
</file>